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Paragraphedeliste" style:list-style-name="LFO1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1" style:parent-style-name="Paragraphedeliste" style:list-style-name="LFO2" style:family="paragraph">
      <style:text-properties fo:language="fr" fo:country="FR"/>
    </style:style>
    <style:style style:name="P12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3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4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5" style:parent-style-name="Paragraphedeliste" style:list-style-name="LFO2" style:family="paragraph"/>
    <style:style style:name="T16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Intro système</text:p>
      <text:p text:style-name="P2">SE ou OS = operating system</text:p>
      <text:p text:style-name="P3">Qu’est qu’un système d’exploitation</text:p>
      <text:list text:style-name="LFO1" text:continue-numbering="true">
        <text:list-item>
          <text:p text:style-name="P4">Premier programme chargé au démarrage</text:p>
        </text:list-item>
        <text:list-item>
          <text:p text:style-name="P5">Interface entre l’utilisateur et les ressources matérielle</text:p>
        </text:list-item>
      </text:list>
      <text:p text:style-name="P6">A quoi ça sert ?</text:p>
      <text:p text:style-name="P7">Abstraction : présenter à l’utilisateur une machine virtuelle plus conviviale,</text:p>
      <text:p text:style-name="P8">Gestion de ressources</text:p>
      <text:p text:style-name="P9"/>
      <text:p text:style-name="P10">Constituant d’un SE :</text:p>
      <text:list text:style-name="LFO2" text:continue-numbering="true">
        <text:list-item>
          <text:p text:style-name="P11">Un noyau<text:s/></text:p>
        </text:list-item>
      </text:list>
      <text:p text:style-name="P12">Composant s’exécutant en mode superviseur, chargé en mémoire centrale au démarrage du système. Contient les fonctions fondamentales qui doivent être exécutées en mode superviseur<text:s/></text:p>
      <text:p text:style-name="P13"><text:tab/>-<text:s/>tout ce qui est requis pour implémenter les services</text:p>
      <text:p text:style-name="P14"><text:tab/>- tout ce qui est requis pour sécuriser le système</text:p>
      <text:list text:style-name="LFO2" text:continue-numbering="true">
        <text:list-item>
          <text:p text:style-name="P15"><text:span text:style-name="T16">Des servic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DengXi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10-20T06:24:00Z</meta:creation-date>
    <dc:date>2021-10-20T07:33:00Z</dc:date>
    <meta:template xlink:href="Normal" xlink:type="simple"/>
    <meta:editing-cycles>2</meta:editing-cycles>
    <meta:editing-duration>PT0S</meta:editing-duration>
    <meta:document-statistic meta:page-count="1" meta:paragraph-count="1" meta:word-count="93" meta:character-count="626" meta:row-count="4" meta:non-whitespace-character-count="534"/>
  </office:meta>
</office:document-meta>
</file>